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background-color="transparent"/>
    </style:style>
    <style:style style:name="T23" style:family="text">
      <style:text-properties fo:font-size="12pt" fo:language="ru" fo:country="RU" style:font-size-asian="12pt"/>
    </style:style>
    <style:style style:name="T24" style:family="text">
      <style:text-properties fo:font-size="12pt" fo:language="en" fo:country="US" style:font-size-asian="12pt"/>
    </style:style>
    <style:style style:name="T25" style:family="text">
      <style:text-properties style:text-underline-style="none"/>
    </style:style>
    <style:style style:name="T26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7">ПОВЕРКИ</text:span></text:p>
      <text:p text:style-name="P4"/>
      <text:p text:style-name="P3"><text:span text:style-name="T23">дозиметра рентгеновского и гамма-излучения МКС- </text:span><text:span text:style-name="T24">AT6130</text:span><text:span text:style-name="T23">Д</text:span></text:p>
      <text:p text:style-name="P4"/>
      <text:p text:style-name="P17"><text:span text:style-name="T9">№ _</text:span><text:span text:style-name="T12">$</text:span><text:span text:style-name="T4">allSerial</text:span></text:p>
      <text:p text:style-name="P18"><text:span text:style-name="T19">принадлежащего<text:tab/></text:span><text:span text:style-name="T20"><text:tab/></text:span></text:p>
      <text:p text:style-name="P13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нЗв/ч, <text:s/>согласно методике, изложенной в </text:span><text:span text:style-name="T26">МРБ МП. 1196-2013</text:span></text:p>
      <text:p text:style-name="P10"><text:span text:style-name="T7">1. </text:span>Эталонные средства измерений:</text:p>
      <text:p text:style-name="P14">- <text:span text:style-name="T1">$facility_110</text:span>;</text:p>
      <text:p text:style-name="P14">- $facility_130;</text:p>
      <text:p text:style-name="P11">2. Поверка блоков детектирования</text:p>
      <text:p text:style-name="P19">а)<text:tab/>Внешний осмотр и опробование БД: </text:p>
      <text:p text:style-name="P15">- документация<text:tab/></text:p>
      <text:p text:style-name="P15">- отсутствие механических повреждений<text:tab/></text:p>
      <text:p text:style-name="P16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1">3. <text:span text:style-name="T25">Определение метрологических характеристик:</text:span></text:p>
      <text:p text:style-name="P19"><text:span text:style-name="T5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4">а</text:span><text:span text:style-name="T5">-радиометр</text:span><text:span text:style-name="T14">а</text:span><text:span text:style-name="T5"> МКС-AT6130</text:span><text:span text:style-name="T14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2"><text:span text:style-name="T7">Д</text:span>озиметр-радиометр МКС-AT6130Д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7">контрольной</text:span> точке <text:span text:style-name="T18">Ḣ</text:span><text:span text:style-name="T1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8">Относи-тельная</text:span><text:span text:style-name="T22"> </text:span><text:span text:style-name="T8">погреш-ность</text:span><text:span text:style-name="T22"> </text:span><text:span text:style-name="T8">измерения</text:span> </text:p>
            <text:p text:style-name="P26"><text:span text:style-name="T10">θ</text:span><text:span text:style-name="T17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6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21">Предел основной </text:span><text:span text:style-name="T7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Зв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18">H</text:span><text:span text:style-name="T15">1</text:span></text:p>
          </table:table-cell>
          <table:table-cell table:style-name="t1.D3" office:value-type="string">
            <text:p text:style-name="P21"><text:span text:style-name="T3">H</text:span><text:span text:style-name="T15">2</text:span></text:p>
          </table:table-cell>
          <table:table-cell table:style-name="t1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6" office:value-type="string">
            <text:p text:style-name="P7">±<text:span text:style-name="T7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10" office:value-type="string">
            <text:p text:style-name="P7">70 мЗв/ч</text:p>
          </table:table-cell>
          <table:table-cell table:style-name="t1.B10" office:value-type="string">
            <text:p text:style-name="P8">$1-35</text:p>
          </table:table-cell>
          <table:table-cell table:style-name="t1.B10" office:value-type="string">
            <text:p text:style-name="P8">$1-45</text:p>
          </table:table-cell>
          <table:table-cell table:style-name="t1.B10" office:value-type="string">
            <text:p text:style-name="P8">$1-55</text:p>
          </table:table-cell>
          <table:table-cell table:style-name="t1.B10" office:value-type="string">
            <text:p text:style-name="P8">$1-65</text:p>
          </table:table-cell>
          <table:table-cell table:style-name="t1.B10" office:value-type="string">
            <text:p text:style-name="P8">$1-75</text:p>
          </table:table-cell>
          <table:table-cell table:style-name="t1.B10" office:value-type="string">
            <text:p text:style-name="P8">$1-85</text:p>
          </table:table-cell>
          <table:table-cell table:style-name="t1.B10" office:value-type="string">
            <text:p text:style-name="P8">$1-05</text:p>
          </table:table-cell>
          <table:table-cell table:style-name="t1.B10" office:value-type="string">
            <text:p text:style-name="P8">$1-15</text:p>
          </table:table-cell>
          <table:table-cell table:style-name="t1.B10" office:value-type="string">
            <text:p text:style-name="P8">$1-25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23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6:01.74</dc:date>
    <meta:editing-duration>P3DT5H54M38S</meta:editing-duration>
    <meta:editing-cycles>340</meta:editing-cycles>
    <meta:generator>OpenOffice/4.1.6$Win32 OpenOffice.org_project/416m1$Build-9790</meta:generator>
    <meta:document-statistic meta:table-count="2" meta:image-count="0" meta:object-count="0" meta:page-count="1" meta:paragraph-count="102" meta:word-count="250" meta:character-count="1840"/>
  </office:meta>
</office:document-meta>
</file>